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bdc4c" officeooo:paragraph-rsid="000bdc4c"/>
    </style:style>
    <style:style style:name="P2" style:family="paragraph" style:parent-style-name="Text_20_body">
      <style:text-properties officeooo:rsid="000dae4e" officeooo:paragraph-rsid="000dae4e"/>
    </style:style>
    <style:style style:name="P3" style:family="paragraph" style:parent-style-name="Text_20_body">
      <style:text-properties officeooo:rsid="000db1e5" officeooo:paragraph-rsid="000db1e5"/>
    </style:style>
    <style:style style:name="P4" style:family="paragraph" style:parent-style-name="Text_20_body">
      <style:text-properties officeooo:rsid="000ff31a" officeooo:paragraph-rsid="000ff31a"/>
    </style:style>
    <style:style style:name="P5" style:family="paragraph" style:parent-style-name="Text_20_body">
      <style:text-properties fo:font-weight="bold" officeooo:rsid="000ff31a" officeooo:paragraph-rsid="000ff31a" style:font-weight-asian="bold" style:font-weight-complex="bold"/>
    </style:style>
    <style:style style:name="P6" style:family="paragraph" style:parent-style-name="Text_20_body">
      <style:text-properties fo:font-weight="bold" officeooo:rsid="000dae4e" officeooo:paragraph-rsid="000dae4e" style:font-weight-asian="bold" style:font-weight-complex="bold"/>
    </style:style>
    <style:style style:name="P7" style:family="paragraph" style:parent-style-name="Text_20_body">
      <style:text-properties officeooo:paragraph-rsid="00134d37"/>
    </style:style>
    <style:style style:name="P8" style:family="paragraph" style:parent-style-name="Heading_20_1">
      <style:text-properties officeooo:rsid="000bdc4c" officeooo:paragraph-rsid="000bdc4c"/>
    </style:style>
    <style:style style:name="P9" style:family="paragraph" style:parent-style-name="Text_20_body" style:list-style-name="L1">
      <style:text-properties officeooo:rsid="000bdc4c" officeooo:paragraph-rsid="000bdc4c"/>
    </style:style>
    <style:style style:name="P10" style:family="paragraph" style:parent-style-name="Text_20_body" style:list-style-name="L1">
      <style:text-properties officeooo:rsid="000dae4e" officeooo:paragraph-rsid="000dae4e"/>
    </style:style>
    <style:style style:name="P11" style:family="paragraph" style:parent-style-name="Text_20_body" style:list-style-name="L1">
      <style:text-properties officeooo:rsid="000f616a" officeooo:paragraph-rsid="000f616a"/>
    </style:style>
    <style:style style:name="P12" style:family="paragraph" style:parent-style-name="Text_20_body">
      <style:text-properties fo:font-weight="bold" officeooo:rsid="0014791e" officeooo:paragraph-rsid="00134d37" style:font-weight-asian="bold" style:font-weight-complex="bold"/>
    </style:style>
    <style:style style:name="T1" style:family="text">
      <style:text-properties officeooo:rsid="000dae4e"/>
    </style:style>
    <style:style style:name="T2" style:family="text">
      <style:text-properties officeooo:rsid="000ff31a"/>
    </style:style>
    <style:style style:name="T3" style:family="text">
      <style:text-properties fo:font-weight="bold" officeooo:rsid="00134d37" style:font-weight-asian="bold" style:font-weight-complex="bold"/>
    </style:style>
    <style:style style:name="T4" style:family="text">
      <style:text-properties fo:font-weight="bold" officeooo:rsid="0014791e" style:font-weight-asian="bold" style:font-weight-complex="bold"/>
    </style:style>
    <style:style style:name="T5" style:family="text">
      <style:text-properties officeooo:rsid="0016e09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Almacenamiento de resultados de evaluación.</text:h>
      <text:p text:style-name="P1">Cada criterio de evaluacion (objeto) mantiene una estructura en memoria que contiene los datos que capturo durante la evaluacion. Para “extraer” esos datos del criterio y obtener la evaluacion completa (Dado que una evaluacion puede contener multiples criterios) se debe instanciar un objeto de tipo DatosEvaluacion, el cual conoce el tipo la estructura en la cual cada criterio guarda los datos. Para obtener todos los datos de una evaluacion, se le envia un mensaje “ObtenerDatos” a todos los criterios pasando como parametro una referencia a un objeto DatosEvaluacion. Cada criterio poblara la estructura correspondiente en DatosEvaluacion con los datos capturados. Cada estructura de DatosEvaluacion luego puede ser leida.</text:p>
      <text:p text:style-name="P1">Se propone crear una clase “Evaluation<text:span text:style-name="T1">Service</text:span>” cuyas responsabilidades seran:</text:p>
      <text:list xml:id="list2183067670" text:style-name="L1">
        <text:list-item>
          <text:p text:style-name="P9">Proveer una interfaz para comenzar una evaluacion.</text:p>
        </text:list-item>
        <text:list-item>
          <text:p text:style-name="P9">Agregar al vehiculo del trainee los Criterios solicitados al comenzar una evaluacion, y enviarles a los Criterios el mensaje de “ComenzarEvaluacion”</text:p>
        </text:list-item>
        <text:list-item>
          <text:p text:style-name="P9">Proveer una interfaz para concluir una evaluacion, y enviarle a los Criterios el mensaje “ConcluirEvaluacion”</text:p>
        </text:list-item>
        <text:list-item>
          <text:p text:style-name="P9">Proveer una interfaz para obtener los datos de la evaluacion. Instanciar DatosEvaluacion y poblarlo con los datos de los Criterios, y darselo a quien lo pida</text:p>
        </text:list-item>
        <text:list-item>
          <text:p text:style-name="P9"><text:span text:style-name="T1">Proveer una interfaz para a</text:span>lmacenar en disco los DatosEvaluacion.</text:p>
        </text:list-item>
        <text:list-item>
          <text:p text:style-name="P10">Proveer una interfaz para cargar en un DatosEvaluacion datos leidos desde disco.</text:p>
        </text:list-item>
        <text:list-item>
          <text:p text:style-name="P11">Guardar los datos de evaluacion</text:p>
        </text:list-item>
      </text:list>
      <text:p text:style-name="P2"/>
      <text:p text:style-name="P3">Para seleccionar los criterios, se definira un Struct “SeleccionCriterios” que contiene los datos sobre que criterios se han seleccionado y los parametros de cada uno. Este SeleccionCriterios se poblara desde, por ejemplo, un menu en la GUI del instructor, y se enviara al EvaluationService para indicarle que criterios agregar al vehiculo del trainee. El game object con el vehiculo del trainee tambien se le debe enviar al EvaluationService.</text:p>
      <text:p text:style-name="P2"/>
      <text:p text:style-name="P2">Actualmente esas funcionalidades estan distribuidas en varias clases que no estan relacionadas entre si, abstraerlas en una clase encargada de lidiar con las evaluaciones permitira que, si luego modificamos el codigo que se encarga de permitir al usuario lanzar las evaluaciones, simplemente haya que cambiar de lugar las llamadas a los metodos (microservices???) del EvaluationService y no haya que tocar el codigo que maneja las evaluaciones.</text:p>
      <text:p text:style-name="P5">SOLVED: Ahora el boton “comenzar ejercicio” crea una instancia de SeleccionCriterios, la puebla según los toggles del menu, se la manda al LocalSimulationController, que a su vez la manda junto con la referencia al vehiculo del trainee al EvaluationService para pedirle que comienze la evaluacion. Se agrego un boton “concluir evaluacion” que le dice al LocalSimulationController que le pida al EvaluationService concluir y presentar en consola la evaluacion.</text:p>
      <text:p text:style-name="P6"><text:soft-page-break/></text:p>
      <text:p text:style-name="P2">El codigo para guardar los DatosEvaluacion en disco estara dentro de la clase DatosEvaluacion, ya que debe conocer las estructuras internas que esta usa. Tambien lo estara el codigo para cargar los datos desde el disco, por la misma razon.</text:p>
      <text:p text:style-name="P2">Para guardar los datos a disco se usara el metodo <text:s/>DatosEvaluacion.GuardarEnDisco(path al archivo) y para cargarlos se usara var datos = <text:span text:style-name="T2">(static) D</text:span>atosEvaluacion.CargarDeDisco(path al archivo).</text:p>
      <text:p text:style-name="P2">Tiene sentido que la opercaion de guardar/cargar este dentro de DatosEvaluacion ya que si se cambian las estructuras internas tambien se deberan cambiar estos metodos y las funcionalidades estan intimamente relacionadas. Los metodos seran estaticos para que desde otros metodos podamos aprovechar esa funcionalidad.</text:p>
      <text:p text:style-name="P4">Los datos evaluacion se guardaran en JSON</text:p>
      <text:p text:style-name="P7"><text:span text:style-name="T3">SE UTILIZA </text:span><text:a xlink:type="simple" xlink:href="https://github.com/jilleJr/Newtonsoft.Json-for-Unity/wiki/Install-official-via-UPM" text:style-name="Internet_20_link" text:visited-style-name="Visited_20_Internet_20_Link"><text:span text:style-name="T3">Install official via UPM · jilleJr/Newtonsoft.Json-for-Unity Wiki (github.com)</text:span></text:a><text:span text:style-name="T3"> </text:span><text:span text:style-name="T4">para mejorar la serializacion a JSON.</text:span></text:p>
      <text:p text:style-name="P12"><text:s/>Las evaluaciones se guardan en la carpeta MyDocuments/Evaluaciones NFJSim. Si esa carpeta no existe, se crea al pedir almecenar la evaluacion. <text:span text:style-name="T5">Para esto, el EvaluationManager define una variable con el path a la carpeta donde almacenar y leer las evaluaciones. Se usa un metodo de System.IO para que ese path apuinte a la carpeta MyDocuments del usuario del sim.</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A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A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19T06:01:16.183000000</dc:date>
    <meta:editing-duration>PT3H8M23S</meta:editing-duration>
    <meta:editing-cycles>6</meta:editing-cycles>
    <meta:generator>LibreOffice/7.2.6.2$Windows_X86_64 LibreOffice_project/b0ec3a565991f7569a5a7f5d24fed7f52653d754</meta:generator>
    <meta:document-statistic meta:table-count="0" meta:image-count="0" meta:object-count="0" meta:page-count="2" meta:paragraph-count="19" meta:word-count="617" meta:character-count="4124" meta:non-whitespace-character-count="3531"/>
  </office:meta>
</office:document-meta>
</file>